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64000000463F052B75F.png" manifest:media-type="image/png"/>
  <manifest:file-entry manifest:full-path="Pictures/100002010000032C00000264307609B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5cm" svg:height="15cm" svg:x="1cm" svg:y="0.5cm">
          <draw:image xlink:href="Pictures/100002010000064000000463F052B75F.png" xlink:type="simple" xlink:show="embed" xlink:actuate="onLoad">
            <text:p/>
          </draw:image>
        </draw:frame>
        <draw:frame draw:style-name="gr1" draw:text-style-name="P1" draw:layer="layout" svg:width="17.623cm" svg:height="11.5cm" svg:x="1.9cm" svg:y="15.2cm">
          <draw:image xlink:href="Pictures/100002010000032C00000264307609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y </meta:initial-creator>
    <meta:creation-date>2012-10-18T10:45:17</meta:creation-date>
    <meta:editing-duration>PT00H27M25S</meta:editing-duration>
    <meta:editing-cycles>2</meta:editing-cycles>
    <meta:printed-by>jeremy </meta:printed-by>
    <meta:print-date>2012-10-18T10:46:31</meta:print-date>
    <dc:date>2012-10-18T11:27:51</dc:date>
    <dc:creator>jeremy </dc:creator>
    <meta:document-statistic meta:object-count="25"/>
    <meta:generator>OpenOffice.org/3.2$Linux OpenOffice.org_project/320m12$Build-9483</meta:generator>
  </office:meta>
</office:document-meta>
</file>